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rieveGenericsForDefaultAnswers.findTypeFromGenericInArguments( final InvocationOnMock invocation , final TypeVariable return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trieveGenericsForDefaultAnswers.RetrieveGenericsForDefaultAnsw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trieveGenericsForDefaultAnswers.returnTypeForMockWithCorrectGenerics( InvocationOnMock invocation , AnswerCallback answerCallback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trieveGenericsForDefaultAnswers.findTypeFromGeneric( final InvocationOnMock invocation , final TypeVariable return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trieveGenericsForDefaultAnswers.delegateChains( final Class &lt; ? &gt; typ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